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2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1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4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15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6" style:family="paragraph" style:parent-style-name="Text_20_body">
      <style:paragraph-properties fo:margin-left="6.5cm" fo:margin-right="0cm" fo:text-align="justify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7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18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19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paragraph-rsid="00789220"/>
    </style:style>
    <style:style style:name="P21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2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23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Heading_20_2">
      <style:text-properties officeooo:paragraph-rsid="001d8c99"/>
    </style:style>
    <style:style style:name="P26" style:family="paragraph" style:parent-style-name="Heading_20_3">
      <style:text-properties style:use-window-font-color="true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77c6" style:font-weight-asian="bold" style:font-weight-complex="bold"/>
    </style:style>
    <style:style style:name="T10" style:family="text">
      <style:text-properties fo:font-weight="bold" officeooo:rsid="00479585" style:font-weight-asian="bold" style:font-weight-complex="bold"/>
    </style:style>
    <style:style style:name="T11" style:family="text">
      <style:text-properties fo:font-weight="bold" officeooo:rsid="004a9491" style:font-weight-asian="bold" style:font-weight-complex="bold"/>
    </style:style>
    <style:style style:name="T12" style:family="text">
      <style:text-properties fo:font-weight="bold" officeooo:rsid="0055526b" style:font-weight-asian="bold" style:font-weight-complex="bold"/>
    </style:style>
    <style:style style:name="T13" style:family="text">
      <style:text-properties fo:language="en" fo:country="GB" fo:font-weight="bold" officeooo:rsid="00381df1" style:font-weight-asian="bold" style:font-weight-complex="bold"/>
    </style:style>
    <style:style style:name="T14" style:family="text">
      <style:text-properties fo:language="en" fo:country="GB" fo:font-weight="bold" officeooo:rsid="003a77c6" style:font-weight-asian="bold" style:font-weight-complex="bold"/>
    </style:style>
    <style:style style:name="T15" style:family="text">
      <style:text-properties fo:language="en" fo:country="GB" fo:font-weight="bold" officeooo:rsid="0055526b" style:font-weight-asian="bold" style:font-weight-complex="bold"/>
    </style:style>
    <style:style style:name="T16" style:family="text">
      <style:text-properties fo:language="en" fo:country="GB" officeooo:rsid="003a77c6"/>
    </style:style>
    <style:style style:name="T17" style:family="text">
      <style:text-properties fo:language="en" fo:country="GB" fo:font-weight="normal" officeooo:rsid="00479585" style:font-weight-asian="normal" style:font-weight-complex="normal"/>
    </style:style>
    <style:style style:name="T18" style:family="text">
      <style:text-properties fo:language="en" fo:country="GB" fo:font-weight="normal" officeooo:rsid="003a77c6" style:font-weight-asian="normal" style:font-weight-complex="normal"/>
    </style:style>
    <style:style style:name="T19" style:family="text">
      <style:text-properties fo:language="en" fo:country="GB" fo:font-weight="normal" officeooo:rsid="0055526b" style:font-weight-asian="normal" style:font-weight-complex="normal"/>
    </style:style>
    <style:style style:name="T20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29" style:family="text">
      <style:text-properties fo:language="en" fo:country="GB" officeooo:rsid="004a9491"/>
    </style:style>
    <style:style style:name="T30" style:family="text">
      <style:text-properties fo:language="en" fo:country="GB" officeooo:rsid="008dcbd8"/>
    </style:style>
    <style:style style:name="T31" style:family="text">
      <style:text-properties fo:language="en" fo:country="GB" officeooo:rsid="00839414"/>
    </style:style>
    <style:style style:name="T32" style:family="text">
      <style:text-properties officeooo:rsid="003a5be7"/>
    </style:style>
    <style:style style:name="T33" style:family="text">
      <style:text-properties officeooo:rsid="003a77c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a5be7" style:font-weight-asian="normal" style:font-weight-complex="normal"/>
    </style:style>
    <style:style style:name="T36" style:family="text">
      <style:text-properties fo:font-weight="normal" officeooo:rsid="003a77c6" style:font-weight-asian="normal" style:font-weight-complex="normal"/>
    </style:style>
    <style:style style:name="T37" style:family="text">
      <style:text-properties fo:font-weight="normal" officeooo:rsid="0055526b" style:font-weight-asian="normal" style:font-weight-complex="normal"/>
    </style:style>
    <style:style style:name="T38" style:family="text">
      <style:text-properties officeooo:rsid="004a9491"/>
    </style:style>
    <style:style style:name="T39" style:family="text">
      <style:text-properties officeooo:rsid="00789220"/>
    </style:style>
    <style:style style:name="T40" style:family="text">
      <style:text-properties officeooo:rsid="0084b23a"/>
    </style:style>
    <style:style style:name="T41" style:family="text">
      <style:text-properties officeooo:rsid="0091fc34"/>
    </style:style>
    <style:style style:name="T42" style:family="text">
      <style:text-properties officeooo:rsid="009c2b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file-name text:display="name">organizations-template</text:file-name></text:h>
      <text:h text:style-name="P25" text:outline-level="2"><text:span text:style-name="T5">{d.results[</text:span><text:span text:style-name="T7">i]</text:span><text:span text:style-name="T6">.</text:span><text:span text:style-name="T5">title}</text:span></text:h>
      <text:p text:style-name="Text_20_body">{d.results[i].notes}</text:p>
      <text:p text:style-name="P10"><text:span text:style-name="T14">ID</text:span><text:span text:style-name="T9"><text:tab/></text:span><text:span text:style-name="T33">{d.results[i].</text:span><text:span text:style-name="T16">name</text:span><text:span text:style-name="T33">:ifEmpty(</text:span><text:span text:style-name="T32">n/a</text:span><text:span text:style-name="T33">)}</text:span></text:p>
      <text:p text:style-name="P10"><text:span text:style-name="T9">Version</text:span><text:span text:style-name="T33"><text:tab/>{d.results[i].</text:span><text:span text:style-name="T16">version</text:span><text:span text:style-name="T33">:ifEmpty(</text:span><text:span text:style-name="T16">1.0</text:span><text:span text:style-name="T33">)}</text:span></text:p>
      <text:p text:style-name="P10"><text:span text:style-name="T9">Organisation<text:tab/></text:span><text:span text:style-name="T33">{d.results[i].</text:span><text:span text:style-name="T16">organization.title</text:span><text:span text:style-name="T33">:ifEmpty(</text:span><text:span text:style-name="T32">n/a</text:span><text:span text:style-name="T33">)}</text:span></text:p>
      <text:p text:style-name="P14"><text:span text:style-name="T11">Category</text:span><text:span text:style-name="T38"><text:tab/></text:span><text:span text:style-name="T33">{d.results[i].</text:span><text:span text:style-name="T29">groups[</text:span><text:span text:style-name="T30">i</text:span><text:span text:style-name="T29">]</text:span><text:span text:style-name="T16">.title</text:span><text:span text:style-name="T33">:ifEmpty(</text:span><text:span text:style-name="T32">n/a</text:span><text:span text:style-name="T33">)} {d.results[</text:span><text:span text:style-name="T41">i]</text:span><text:span text:style-name="T33">.</text:span><text:span text:style-name="T29">groups[</text:span><text:span text:style-name="T31">i+1</text:span><text:span text:style-name="T29">]</text:span><text:span text:style-name="T16">.title</text:span><text:span text:style-name="T33">:ifEmpty(</text:span><text:span text:style-name="T32">n/a</text:span><text:span text:style-name="T33">)}</text:span></text:p>
      <text:p text:style-name="P11"><text:span text:style-name="T8">Author<text:tab/></text:span>{d.results[i].author:ifEmpty(<text:span text:style-name="T32">n/a</text:span>)}</text:p>
      <text:p text:style-name="P10"><text:span text:style-name="T13">Author E-Mail</text:span><text:span text:style-name="T8"><text:tab/></text:span>{d.results[i].author_email:ifEmpty(<text:span text:style-name="T32">n/a</text:span>)}</text:p>
      <text:p text:style-name="P10"><text:span text:style-name="T9">M</text:span><text:span text:style-name="T8">aintainer<text:tab/></text:span>{d.results[i].maintainer:ifEmpty(<text:span text:style-name="T32">n/a</text:span>)}</text:p>
      <text:p text:style-name="P10"><text:span text:style-name="T14">M</text:span><text:span text:style-name="T13">aintainer E-Mail</text:span><text:span text:style-name="T8"><text:tab/></text:span>{d.results[i].maintainer _email:ifEmpty(<text:span text:style-name="T32">n/a</text:span>)}</text:p>
      <text:p text:style-name="P10"><text:span text:style-name="T9">License</text:span><text:span text:style-name="T33"><text:tab/>{d.results[i].license_title:ifEmpty(</text:span><text:span text:style-name="T32">n/a</text:span><text:span text:style-name="T33">)}</text:span></text:p>
      <text:p text:style-name="P15"><text:span text:style-name="T8">Meta-Data created<text:tab/></text:span><text:span text:style-name="T34">{d.results[i].metadata_created:ifEmpty(</text:span><text:span text:style-name="T35">n/a</text:span><text:span text:style-name="T34">)}</text:span></text:p>
      <text:p text:style-name="P10"><text:span text:style-name="T9">Meta-Data </text:span><text:span text:style-name="T14">modified</text:span><text:span text:style-name="T9"><text:tab/></text:span><text:span text:style-name="T36">{d.results[i].metadata_modified:ifEmpty(</text:span><text:span text:style-name="T35">n/a</text:span><text:span text:style-name="T36">)}</text:span></text:p>
      <text:p text:style-name="P16"><text:span text:style-name="T9">Meta-Data </text:span><text:span text:style-name="T10">UR</text:span><text:span text:style-name="T12">L</text:span><text:span text:style-name="T10"><text:tab/></text:span><text:span text:style-name="T17">https://ckan.myclimateservice.eu/</text:span><text:span text:style-name="T18">{d.results[i].name:ifEmpty()}</text:span></text:p>
      <text:p text:style-name="P13"><text:span text:style-name="T20">Source UR</text:span><text:span text:style-name="T22">L</text:span><text:span text:style-name="T20"><text:tab/></text:span><text:span text:style-name="T24">{d.results[i].</text:span><text:span text:style-name="T25">url</text:span><text:span text:style-name="T24">:ifEmpty(</text:span><text:span text:style-name="T26">n/a</text:span><text:span text:style-name="T24">)}</text:span></text:p>
      <text:p text:style-name="P12"><text:span text:style-name="T23">Tags</text:span><text:span text:style-name="T27"><text:tab/></text:span><text:span text:style-name="T24">{d.results[i].tags:arrayMap(;  ,|,display_name)}</text:span></text:p>
      <text:p text:style-name="P17"><text:span text:style-name="T14">{d.results[i].extras[i].key} <text:tab/></text:span><text:span text:style-name="T18">{d.results[i].extras[i].value}</text:span></text:p>
      <text:p text:style-name="P18"><text:span text:style-name="T21">{d.results[i].extras[i+1].key} <text:tab/></text:span><text:span text:style-name="T24">{d.results[i].extras[i+1].value}</text:span></text:p>
      <text:h text:style-name="P26" text:outline-level="3">{d.results[i].resources[i].name}</text:h>
      <text:p text:style-name="Text_20_body">{d.results[i].resources[i].description}</text:p>
      <text:p text:style-name="P21"><text:span text:style-name="T12">C</text:span><text:span text:style-name="T9">reated<text:tab/></text:span><text:span text:style-name="T36">{d.results[i].resources[i].created:ifEmpty(</text:span><text:span text:style-name="T35">n/a</text:span><text:span text:style-name="T36">)}</text:span></text:p>
      <text:p text:style-name="P22"><text:span text:style-name="T15">Last </text:span><text:span text:style-name="T14">modified</text:span><text:span text:style-name="T9"><text:tab/></text:span><text:span text:style-name="T36">{d.results[i].resources[i].</text:span><text:span text:style-name="T37">last_</text:span><text:span text:style-name="T36">modified:ifEmpty(</text:span><text:span text:style-name="T35">n/a</text:span><text:span text:style-name="T36">)}</text:span></text:p>
      <text:p text:style-name="P22"><text:span text:style-name="T15">Size</text:span><text:span text:style-name="T9"><text:tab/></text:span><text:span text:style-name="T36">{d.results[i].resources[i].</text:span><text:span text:style-name="T19">size</text:span><text:span text:style-name="T36">:ifEmpty(</text:span><text:span text:style-name="T35">n/a</text:span><text:span text:style-name="T36">)}</text:span></text:p>
      <text:p text:style-name="P22"><text:span text:style-name="T15">Format</text:span><text:span text:style-name="T9"><text:tab/></text:span><text:span text:style-name="T36">{d.results[i].resources[i].</text:span><text:span text:style-name="T19">format</text:span><text:span text:style-name="T36">:ifEmpty(</text:span><text:span text:style-name="T35">n/a</text:span><text:span text:style-name="T36">)}</text:span></text:p>
      <text:p text:style-name="P23"><text:span text:style-name="T22">URL</text:span><text:span text:style-name="T21"><text:tab/></text:span><text:span text:style-name="T24">{d.results[i].resources[i].</text:span><text:span text:style-name="T28">url</text:span><text:span text:style-name="T24">:ifEmpty(</text:span><text:span text:style-name="T26">n/a</text:span><text:span text:style-name="T24">)}</text:span></text:p>
      <text:p text:style-name="P20">{d.results[i].resources[i<text:span text:style-name="T39">+1</text:span>].name}</text:p>
      <text:p text:style-name="P19">{d.results[i<text:span text:style-name="T40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25</meta:editing-cycles>
    <meta:print-date>2017-07-28T13:32:00</meta:print-date>
    <meta:creation-date>2019-01-07T09:24:00</meta:creation-date>
    <dc:date>2020-04-03T13:10:59.149000000</dc:date>
    <meta:editing-duration>PT7H10M2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36" meta:word-count="99" meta:character-count="1632" meta:non-whitespace-character-count="1567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